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588cm"/>
    </style:style>
    <style:style style:name="co2" style:family="table-column">
      <style:table-column-properties fo:break-before="auto" style:column-width="51.343cm"/>
    </style:style>
    <style:style style:name="co3" style:family="table-column">
      <style:table-column-properties fo:break-before="auto" style:column-width="59.323cm"/>
    </style:style>
    <style:style style:name="co4" style:family="table-column">
      <style:table-column-properties fo:break-before="auto" style:column-width="10.56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style:font-name="Times new roman"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entences-representati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Utterance</text:p>
          </table:table-cell>
          <table:table-cell table:style-name="ce1" office:value-type="string" calcext:value-type="string">
            <text:p>AMR representation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AMR predicate representation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Joe</text:p>
          </table:table-cell>
          <table:table-cell office:value-type="string" calcext:value-type="string">
            <text:p>(p / person :name (n / name :op1 "Joe"))</text:p>
          </table:table-cell>
          <table:table-cell/>
          <table:table-cell office:value-type="string" calcext:value-type="string">
            <text:p>((PERSON P) (NAME N) (:NAME P N) (:OP1 N "Joe"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child.</text:p>
          </table:table-cell>
          <table:table-cell office:value-type="string" calcext:value-type="string">
            <text:p>(c / child)</text:p>
          </table:table-cell>
          <table:table-cell/>
          <table:table-cell office:value-type="string" calcext:value-type="string">
            <text:p>(CHILD C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foolish child.</text:p>
          </table:table-cell>
          <table:table-cell office:value-type="string" calcext:value-type="string">
            <text:p>(c / child :arg1-of (f / foolish.01)</text:p>
          </table:table-cell>
          <table:table-cell/>
          <table:table-cell office:value-type="string" calcext:value-type="string">
            <text:p>((CHILD C) (FOOLISH.01 F) (:ARG-0-OF C F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book.</text:p>
          </table:table-cell>
          <table:table-cell office:value-type="string" calcext:value-type="string">
            <text:p>(b / book)</text:p>
          </table:table-cell>
          <table:table-cell/>
          <table:table-cell office:value-type="string" calcext:value-type="string">
            <text:p>(BOOK B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y bo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is bo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air.</text:p>
          </table:table-cell>
          <table:table-cell office:value-type="string" calcext:value-type="string">
            <text:p>(a / air)</text:p>
          </table:table-cell>
          <table:table-cell/>
          <table:table-cell office:value-type="string" calcext:value-type="string">
            <text:p>(AIR 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 air.</text:p>
          </table:table-cell>
          <table:table-cell office:value-type="string" calcext:value-type="string">
            <text:p>(a / air)</text:p>
          </table:table-cell>
          <table:table-cell/>
          <table:table-cell office:value-type="string" calcext:value-type="string">
            <text:p>(AIR 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book.</text:p>
          </table:table-cell>
          <table:table-cell office:value-type="string" calcext:value-type="string">
            <text:p>(b / book)</text:p>
          </table:table-cell>
          <table:table-cell/>
          <table:table-cell office:value-type="string" calcext:value-type="string">
            <text:p>(BOOK B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lish child that I was.</text:p>
          </table:table-cell>
          <table:table-cell office:value-type="string" calcext:value-type="string">
            <text:p>(i / i :mod (c / child :arg1-of (f / foolish))</text:p>
          </table:table-cell>
          <table:table-cell office:value-type="string" calcext:value-type="string">
            <text:p>Adding tense : (c / child :arg0-of (f / foolish) :domain (i / I) :tense (p / past))</text:p>
          </table:table-cell>
          <table:table-cell office:value-type="string" calcext:value-type="string">
            <text:p>((CHILD C) (FOOLISH F) (I I) (:ARG0-OF C F) (:DOMAIN C I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 was a foolish child.</text:p>
          </table:table-cell>
          <table:table-cell office:value-type="string" calcext:value-type="string">
            <text:p>(c / child :arg1-of (f / foolish) :domain (i / I))</text:p>
          </table:table-cell>
          <table:table-cell office:value-type="string" calcext:value-type="string">
            <text:p>Adding tense : (c / child :arg0-of (f / foolish) :domain (i / I) :tense (p / past))</text:p>
          </table:table-cell>
          <table:table-cell office:value-type="string" calcext:value-type="string">
            <text:p>((CHILD C) (FOOLISH F) (I I) (:ARG0-OF C F) (:DOMAIN C I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 was chairman of the committee.</text:p>
          </table:table-cell>
          <table:table-cell office:value-type="string" calcext:value-type="string">
            <text:p>(h / have-org-role-91 :arg0 (i / I) :arg1 (c / committee) :arg2 (c2 / chairman)</text:p>
          </table:table-cell>
          <table:table-cell office:value-type="string" calcext:value-type="string">
            <text:p>Adding tense : (h / have-org-role-91 :arg0 (i / I) :arg1 (c / committee) :arg2 (c2 / chairman) :argm-mod (p / past))</text:p>
          </table:table-cell>
          <table:table-cell office:value-type="string" calcext:value-type="string">
            <text:p>(h / have-org-role-91 :arg0 (i / I) :arg1 (c / committee) :arg2 (c2 / chairma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 was president of the club.</text:p>
          </table:table-cell>
          <table:table-cell office:value-type="string" calcext:value-type="string">
            <text:p>(h / have-org-role-91 :arg0 (i / I) :arg1 (c / club) :arg2 (p / president)</text:p>
          </table:table-cell>
          <table:table-cell office:value-type="string" calcext:value-type="string">
            <text:p>Adding tense : (h / have-org-role-91 :arg0 (i / I) :arg1 (c / club) :arg2 (p / president) :argm-mod (p / past))</text:p>
          </table:table-cell>
          <table:table-cell office:value-type="string" calcext:value-type="string">
            <text:p>(h / have-org-role-91 :arg0 (i / I) :arg1 (c / committee) :arg2 (p / president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e is a member of the club.</text:p>
          </table:table-cell>
          <table:table-cell office:value-type="string" calcext:value-type="string">
            <text:p>(h / have-org-role-91 :arg0 (s / she) :arg1 (c / club) :arg2 (m / member)</text:p>
          </table:table-cell>
          <table:table-cell/>
          <table:table-cell office:value-type="string" calcext:value-type="string">
            <text:p>((HAVE-ORG-ROLE-91 H) (SHE S) (CLUB C) (MEMBER M) (:ARG0 H S) (:ARG1 H C) (:ARG2 H M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president of the club resigned.</text:p>
          </table:table-cell>
          <table:table-cell office:value-type="string" calcext:value-type="string">
            <text:p>(r / resign.01 :arg0 (h / have-org-role-91 :arg1 (c / club) :arg2 (p / president)))</text:p>
          </table:table-cell>
          <table:table-cell/>
          <table:table-cell office:value-type="string" calcext:value-type="string">
            <text:p>((RESIGN.01 R) (HAVE-ORG-ROLE-91 H) (CLUB C) (PRESIDENT P) (:ARG0 R H) (:ARG1 H C) (:ARG2 H P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 removed the bottle from the book.</text:p>
          </table:table-cell>
          <table:table-cell office:value-type="string" calcext:value-type="string">
            <text:p>(r / remove.01 :arg0 (i / I) :arg1 (b / bottle) :arg2 (b2 / book))</text:p>
          </table:table-cell>
          <table:table-cell office:value-type="string" calcext:value-type="string">
            <text:p>(r / remove.01 :arg0 (i / I) :arg1 (b / bottle) :arg2 (b2 / book) :argm-mod (p / past))</text:p>
          </table:table-cell>
          <table:table-cell office:value-type="string" calcext:value-type="string">
            <text:p>((REMOVE.01 R) (I I) (BOTTLE B) (BOOK B2) (:ARG0 R I) (:ARG1 R B) (:ARG2 R B2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ond cousin once removed</text:p>
          </table:table-cell>
          <table:table-cell office:value-type="string" calcext:value-type="string">
            <text:p>(h / have-rel-role-91 :arg1 (p / person) :arg2 (cousin-removed :arg1 (s / second) :arg2 (o / once)))</text:p>
          </table:table-cell>
          <table:table-cell office:value-type="string" calcext:value-type="string">
            <text:p>(?) invented annotation : we consider the relation being a removed-cousin with two obligatory arguments (arg1 being the horizontal-degree and arg2 being the vertical degree)</text:p>
          </table:table-cell>
          <table:table-cell office:value-type="string" calcext:value-type="string">
            <text:p>((HAVE-REL-ROLE-91 H) (PERSON P) ((S / SECOND) COUSIN-REMOVED) (ONCE O) (:ARG1 H P) (:ARG2 H COUSIN-REMOVED) (:ARG2 COUSIN-REMOVED O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e gives a book to Joe.</text:p>
          </table:table-cell>
          <table:table-cell office:value-type="string" calcext:value-type="string">
            <text:p>(g / give.01 :arg0 (s / she) :arg1 (b / book) :arg2 (p / person :name (n / name :op1 "Joe"))</text:p>
          </table:table-cell>
          <table:table-cell/>
          <table:table-cell office:value-type="string" calcext:value-type="string">
            <text:p>((GIVE.01 G) (SHE S) (BOOK B) (PERSON P) (NAME N) (:ARG0 G S) (:ARG1 G B) (:ARG2 G P) (:NAME P N) (:OP1 N "Joe"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re she here, she would vote.</text:p>
          </table:table-cell>
          <table:table-cell office:value-type="string" calcext:value-type="string">
            <text:p>(v / vote.01 :arg0 (s / she) :condition (s :arg1-of (b / be-located-at-91 :arg2 (h / here))))</text:p>
          </table:table-cell>
          <table:table-cell office:value-type="string" calcext:value-type="string">
            <text:p>Let’s imagine the sentence : <text:s/>« If she was here, I would have gone to the beach », which is equivalent to « Were she here, I would have gone to the beach ». A representation for this sentence would be : (g / go.02 :arg0 (I / I) :arg4 (b / beach) :condition (s / she :arg1-of (b / be-located-at-91 :arg2 (h / here))). So, this is why « were she here » is represented that way on the left // « Were she here, she would vote » </text:p>
          </table:table-cell>
          <table:table-cell office:value-type="string" calcext:value-type="string">
            <text:p><text:s/>((VOTE.01 V) (SHE S) ((B / BE-LOCATED-AT-91 :ARG2 (H / HERE)) S) (:ARG0 V S) (:CONDITION V S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ve I lied?</text:p>
          </table:table-cell>
          <table:table-cell office:value-type="string" calcext:value-type="string">
            <text:p>(l / lie.08 :arg0 (i / I) :polarity (a / amr-unknown))</text:p>
          </table:table-cell>
          <table:table-cell office:value-type="string" calcext:value-type="string">
            <text:p>(l / lie.08 :arg0 (i / I) :polarity (a / amr-unknown) :argm-mod (p / past))</text:p>
          </table:table-cell>
          <table:table-cell office:value-type="string" calcext:value-type="string">
            <text:p>((LIE.08 L) (I I) (AMR-UNKNOWN A) (:ARG0 L I) (:POLARITY L A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s she here?</text:p>
          </table:table-cell>
          <table:table-cell office:value-type="string" calcext:value-type="string">
            <text:p>(s / she :arg1-of (b / be-located-at-91 :arg2 (h / here) :polarity (a / amr-unknown)))</text:p>
          </table:table-cell>
          <table:table-cell office:value-type="string" calcext:value-type="string">
            <text:p>(s / she :arg1-of (b / be-located-at-91 :arg2 (h / here) :polarity (a / amr-unknown) :argm-mod (p / past)))</text:p>
          </table:table-cell>
          <table:table-cell office:value-type="string" calcext:value-type="string">
            <text:p>((SHE S) (BE-LOCATED-AT-91 B) (HERE H) (AMR-UNKNOWN A) (:ARG1-OF S B) (:ARG2 B H) (:POLARITY B A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ver have I lied.</text:p>
          </table:table-cell>
          <table:table-cell office:value-type="string" calcext:value-type="string">
            <text:p>(l / lie.08 :arg0 (I / I) :polarity – :time (e / ever))</text:p>
          </table:table-cell>
          <table:table-cell office:value-type="string" calcext:value-type="string">
            <text:p>(l / lie.08 :arg0 (I / I) :polarity – :time (e / ever) :argm-mod (p / past))</text:p>
          </table:table-cell>
          <table:table-cell office:value-type="string" calcext:value-type="string">
            <text:p>((LIE.08 L) (I I) (EVER E) (:ARG0 L I) (:POLARITY L –) (:TIME L E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ere have I lied?</text:p>
          </table:table-cell>
          <table:table-cell office:value-type="string" calcext:value-type="string">
            <text:p>(l / lie.08 :arg0 (I / I) :location (a / amr-unknown))</text:p>
          </table:table-cell>
          <table:table-cell office:value-type="string" calcext:value-type="string">
            <text:p>(l / lie.08 :arg0 (I / I) :location (a / amr-unknown) :argm-mod (p / past))</text:p>
          </table:table-cell>
          <table:table-cell office:value-type="string" calcext:value-type="string">
            <text:p>((LIE.08 L) (I I) (AMR-UNKNOWN A) (:ARG0 L I) (:LOCATION L A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y was she here?</text:p>
          </table:table-cell>
          <table:table-cell office:value-type="string" calcext:value-type="string">
            <text:p>(s / she :arg1-of (b / be-located-at-91 :arg2 (h / here) :cause (a / amr-unknown)))</text:p>
          </table:table-cell>
          <table:table-cell office:value-type="string" calcext:value-type="string">
            <text:p>(s / she :arg1-of (b / be-located-at-91 :arg2 (h / here) :cause (a / amr-unknown) :argm-mod (p / past)))</text:p>
          </table:table-cell>
          <table:table-cell office:value-type="string" calcext:value-type="string">
            <text:p>((SHE S) (BE-LOCATED-AT-91 B) (HERE H) (AMR-UNKNOWN A) (:ARG1-OF S B) (:ARG2 B H) (:CAUSE B A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e contributed to this book.</text:p>
          </table:table-cell>
          <table:table-cell office:value-type="string" calcext:value-type="string">
            <text:p>(c / contribute.01 :arg0 (s / she) :arg2 (b / book :mod (t / this)))</text:p>
          </table:table-cell>
          <table:table-cell office:value-type="string" calcext:value-type="string">
            <text:p>(c / contribute.01 :arg0 (s / she) :arg2 (b / book) :argm-mod (p / past))</text:p>
          </table:table-cell>
          <table:table-cell office:value-type="string" calcext:value-type="string">
            <text:p>((CONTRIBUTE.01 C) (SHE S) (BOOK B) (THIS T) (:ARG0 C S) (:ARG2 C B) (:MOD B T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e seems worth knowing.</text:p>
          </table:table-cell>
          <table:table-cell office:value-type="string" calcext:value-type="string">
            <text:p>(w / worth.02 :arg1 (s / she) :arg2 (k / know.01 :arg1 s))</text:p>
          </table:table-cell>
          <table:table-cell/>
          <table:table-cell office:value-type="string" calcext:value-type="string">
            <text:p>((WORTH.02 W) (SHE S) (KNOW.01 K) (:ARG1 W S) (:ARG2 W K) (:ARG1 K S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e did her best.</text:p>
          </table:table-cell>
          <table:table-cell office:value-type="string" calcext:value-type="string">
            <text:p>(d / do.02 :arg0 (s / she) :arg1 (h / have-degree-91 :arg2 (g / good.03 :arg1 s) :arg3 (m / most))</text:p>
          </table:table-cell>
          <table:table-cell/>
          <table:table-cell office:value-type="string" calcext:value-type="string">
            <text:p>((DO.02 D) (SHE S) (HAVE-DEGREE-91 H) (GOOD.03 G) (MOST M) (:ARG0 D S) (:ARG1 D H) (:ARG2 H G) (:ARG3 H M) (:ARG1 G S)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sooner you learn how to pronouce her name, the more likely is she to go out with you.</text:p>
          </table:table-cell>
          <table:table-cell office:value-type="string" calcext:value-type="string">
            <text:p>(c / correlate-91 :arg1 (m / more :arg3-of (h / have-degree-91 :arg1 (l / learn.01 :arg0 (y / you) :arg1 (p / pronounce.01 :arg3 (n / name :poss (s / she)) :manner (a / amr-unknown))) :arg2 (s / soon.01 :arg1 l))) :arg2 (m3 / more :arg3-of (h2 / have-degree-91 :arg1 (g / go-out.34 :arg0 (s / she) :arg1 y) :arg2 (l2 / likely.01 :arg1 g)))))</text:p>
          </table:table-cell>
          <table:table-cell/>
          <table:table-cell office:value-type="string" calcext:value-type="string">
            <text:p>((CORRELATE-91 C) (MORE M) (HAVE-DEGREE-91 H) (LEARN.01 L) (YOU Y) (PRONOUNCE.01 P) (NAME N) (SHE S) (AMR-UNKNOWN A) (SOON.01 S) (MORE M3) (HAVE-DEGREE-91 H2) (GO-OUT.34 G) (SHE S) (LIKELY.01 L2) (:ARG1 C M) (:ARG2 C M3) (:ARG3-OF M H) (:ARG1 H L) (:ARG2 H S) (:ARG0 L Y) (:ARG1 L P) (:ARG3 P N) (:MANNER P A) (:POSS N S) (:ARG1 S L) (:ARG3-OF M3 H2) (:ARG1 H2 G) (:ARG2 H2 L2) (:ARG0 G S) (:ARG1 G Y) (:ARG1 L2 G))</text:p>
          </table:table-cell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9">00/00/0000</text:date>, <text:time style:data-style-name="N2" text:time-value="16:39:18.5300486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9T12:26:56.182942666</dc:date>
    <meta:editing-duration>PT1H2M58S</meta:editing-duration>
    <meta:editing-cycles>6</meta:editing-cycles>
    <meta:generator>LibreOffice/7.0.6.2$Linux_X86_64 LibreOffice_project/00$Build-2</meta:generator>
    <meta:document-statistic meta:table-count="1" meta:cell-count="97" meta:object-count="0"/>
  </office:meta>
</office:document-meta>
</file>